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amin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44.5">
            <text:p>44,5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1]+[.F16]+[.H12]" office:value-type="percentage" office:value="0.065">
            <text:p>6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61.608322794546">
            <text:p>$61,61</text:p>
          </table:table-cell>
          <table:table-cell table:style-name="ce13" table:formula="of:=[.G2]/1.1" office:value-type="currency" office:currency="EUR" office:value="56.00756617686">
            <text:p>56,0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6.5">
            <text:p>6,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48.7202294249035">
            <text:p>$48,72</text:p>
          </table:table-cell>
          <table:table-cell table:style-name="ce14" table:formula="of:=[.G3]/1.1" office:value-type="currency" office:currency="EUR" office:value="44.2911176590032">
            <text:p>44,29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5.0511771658723">
            <text:p>45,05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928">
            <text:p>0,92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40.0124633430409">
            <text:p>$40,01</text:p>
          </table:table-cell>
          <table:table-cell table:style-name="ce15" table:formula="of:=[.G4]/1.1" office:value-type="currency" office:currency="EUR" office:value="36.3749666754917">
            <text:p>36,37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2.88">
            <text:p>$2,88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8"/>
        </table:table-row>
        <table:table-row table:style-name="ro1">
          <table:table-cell table:number-columns-spanned="2" table:number-rows-spanned="1"/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00431034482759">
            <text:p>7,00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3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Retai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asino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3.34">
            <text:p>3,34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Gaming">
            <text:p>Gamin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formula="of:=[Schnell.B2]" office:value-type="currency" office:currency="EUR" office:value="44.5">
            <text:p>44,5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1]+[.F16]+[.H12]" office:value-type="percentage" office:value="0.08">
            <text:p>8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62.0844590240958">
            <text:p>$62,08</text:p>
          </table:table-cell>
          <table:table-cell table:style-name="ce13" table:formula="of:=[.G2]/1.1" office:value-type="currency" office:currency="EUR" office:value="56.4404172946325">
            <text:p>56,4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6.5">
            <text:p>6,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5">
            <text:p>9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50.9881043295001">
            <text:p>$50,99</text:p>
          </table:table-cell>
          <table:table-cell table:style-name="ce14" table:formula="of:=[.G3]/1.1" office:value-type="currency" office:currency="EUR" office:value="46.3528221177273">
            <text:p>46,3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6.9443126414582">
            <text:p>46,94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928">
            <text:p>0,92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1">
            <text:p>11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43.1449475154242">
            <text:p>$43,14</text:p>
          </table:table-cell>
          <table:table-cell table:style-name="ce15" table:formula="of:=[.G4]/1.1" office:value-type="currency" office:currency="EUR" office:value="39.2226795594766">
            <text:p>39,22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3.67">
            <text:p>$3,67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00431034482759">
            <text:p>7,00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13 M">
            <text:p>13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Retai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asino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29.56</dc:date>
    <dc:creator>aaa </dc:creator>
    <meta:editing-duration>P2DT20H20M52S</meta:editing-duration>
    <meta:editing-cycles>55</meta:editing-cycles>
    <meta:generator>OpenOffice/4.1.5$Win32 OpenOffice.org_project/415m1$Build-9789</meta:generator>
    <meta:document-statistic meta:table-count="2" meta:cell-count="182" meta:object-count="0"/>
  </office:meta>
</office:document-meta>
</file>